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7.83cm"/>
    </style:style>
    <style:style style:name="Tabelle1.B" style:family="table-column">
      <style:table-column-properties style:column-width="4.101cm"/>
    </style:style>
    <style:style style:name="Tabelle1.C" style:family="table-column">
      <style:table-column-properties style:column-width="5.069cm"/>
    </style:style>
    <style:style style:name="Tabelle1.A1" style:family="table-cell">
      <style:table-cell-properties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elle1.B1" style:family="table-cell">
      <style:table-cell-properties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elle1.A2" style:family="table-cell">
      <style:table-cell-properties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elle1.B2" style:family="table-cell">
      <style:table-cell-properties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elle1.A11" style:family="table-cell">
      <style:table-cell-properties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le1.B11" style:family="table-cell">
      <style:table-cell-properties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elle2" style:family="table">
      <style:table-properties style:width="7.594cm" table:align="left"/>
    </style:style>
    <style:style style:name="Tabelle2.A" style:family="table-column">
      <style:table-column-properties style:column-width="7.594cm"/>
    </style:style>
    <style:style style:name="Tabelle2.A1" style:family="table-cell">
      <style:table-cell-properties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elle2.A2" style:family="table-cell">
      <style:table-cell-properties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elle2.A4" style:family="table-cell">
      <style:table-cell-properties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le3" style:family="table">
      <style:table-properties style:width="13.855cm" table:align="left"/>
    </style:style>
    <style:style style:name="Tabelle3.A" style:family="table-column">
      <style:table-column-properties style:column-width="3.507cm"/>
    </style:style>
    <style:style style:name="Tabelle3.B" style:family="table-column">
      <style:table-column-properties style:column-width="7.749cm"/>
    </style:style>
    <style:style style:name="Tabelle3.C" style:family="table-column">
      <style:table-column-properties style:column-width="2.6cm"/>
    </style:style>
    <style:style style:name="Tabelle3.A1" style:family="table-cell">
      <style:table-cell-properties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elle3.B1" style:family="table-cell">
      <style:table-cell-properties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elle3.A2" style:family="table-cell">
      <style:table-cell-properties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elle3.B2" style:family="table-cell">
      <style:table-cell-properties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elle3.A3" style:family="table-cell">
      <style:table-cell-properties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le3.B3" style:family="table-cell">
      <style:table-cell-properties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Tabelle4" style:family="table">
      <style:table-properties style:width="16.351cm" table:align="left"/>
    </style:style>
    <style:style style:name="Tabelle4.A" style:family="table-column">
      <style:table-column-properties style:column-width="4.563cm"/>
    </style:style>
    <style:style style:name="Tabelle4.B" style:family="table-column">
      <style:table-column-properties style:column-width="4.538cm"/>
    </style:style>
    <style:style style:name="Tabelle4.C" style:family="table-column">
      <style:table-column-properties style:column-width="7.25cm"/>
    </style:style>
    <style:style style:name="Tabelle4.A1" style:family="table-cell">
      <style:table-cell-properties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Tabelle4.B1" style:family="table-cell">
      <style:table-cell-properties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Tabelle4.A2" style:family="table-cell">
      <style:table-cell-properties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Tabelle4.B2" style:family="table-cell">
      <style:table-cell-properties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Tabelle4.A3" style:family="table-cell">
      <style:table-cell-properties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le4.B3" style:family="table-cell">
      <style:table-cell-properties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center" style:justify-single-word="false"/>
      <style:text-properties fo:font-size="11pt" officeooo:rsid="001bc556" officeooo:paragraph-rsid="001bc556" style:font-size-asian="11pt" style:font-size-complex="11pt"/>
    </style:style>
    <style:style style:name="P3" style:family="paragraph" style:parent-style-name="Text_20_body">
      <style:text-properties fo:font-size="11pt" fo:font-weight="bold" style:font-size-asian="11pt" style:font-size-complex="11pt"/>
    </style:style>
    <style:style style:name="P4" style:family="paragraph" style:parent-style-name="Table_20_Contents">
      <style:text-properties fo:font-size="11pt" style:font-size-asian="11pt" style:font-size-complex="11pt"/>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s</text:p>
      <text:p text:style-name="P1"><text:span text:style-name="T1">Deutung:</text:span> Ich möchte sowohl überprüfen, ob die Hüllenoperationen richtig gedeutet werden. Dazu möchte ich die Teilnehmer mit einer zufälligen Transitionsdauer (500, 1000, 1500 ms) oder einer Überblendung (0, 500, 1000 ms) konfrontieren. <text:span text:style-name="T2">Schön wäre es auch, zwei Testgruppen zu haben: mit und ohne Hüllen, aber das wäre sicher zu komplex, da man dafür viele Teilnehmer bräuchte. Außerdem denke ich, dass man viele Operationen nicht richtig deuten kann, wenn die Hüllen nicht angezeig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4"/>
          </table:table-cell>
          <table:table-cell table:style-name="Tabelle1.B1" office:value-type="string">
            <text:p text:style-name="P4">Transition (500, 1000, 1500)</text:p>
          </table:table-cell>
          <table:table-cell table:style-name="Tabelle1.B1" office:value-type="string">
            <text:p text:style-name="P4">Überblendung (0, 500, 1000)</text:p>
          </table:table-cell>
        </table:table-row>
        <table:table-row>
          <table:table-cell table:style-name="Tabelle1.A2" office:value-type="string">
            <text:p text:style-name="P4">neue Knoten</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neue Knoten + Verformung</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neue Knoten + neue Hülle</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del. Knoten</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del. Knoten + Verformung</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del. Knoten + neue Hülle</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Clusterwechsel: alte Hülle bleibt + keine neue</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Aufteilung: alte Hülle bleibt + neue Hülle</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2" office:value-type="string">
            <text:p text:style-name="P4">Aufteilung: alte Hülle wird gelöscht + neue Hülle</text:p>
          </table:table-cell>
          <table:table-cell table:style-name="Tabelle1.B2" office:value-type="string">
            <text:p text:style-name="P4"/>
          </table:table-cell>
          <table:table-cell table:style-name="Tabelle1.B2" office:value-type="string">
            <text:p text:style-name="P4"/>
          </table:table-cell>
        </table:table-row>
        <table:table-row>
          <table:table-cell table:style-name="Tabelle1.A11" office:value-type="string">
            <text:p text:style-name="P4">Verschmelzung: alte Hülle wird gelöscht + neue Hülle</text:p>
          </table:table-cell>
          <table:table-cell table:style-name="Tabelle1.B11" office:value-type="string">
            <text:p text:style-name="P4"/>
          </table:table-cell>
          <table:table-cell table:style-name="Tabelle1.B11" office:value-type="string">
            <text:p text:style-name="P4"/>
          </table:table-cell>
        </table:table-row>
      </table:table>
      <text:p text:style-name="P3"/>
      <text:p text:style-name="P1"><text:span text:style-name="T1">Präferenz:</text:span> Außerdem möchte ich die Teilnehmer Präferenzen bezüglich Transitionsdauer, mit vs. ohne Hüllen, Honeycomb vs. Scatterplot und Transition vs. Überblendung wählen lassen.</text:p>
      <table:table table:name="Tabelle2" table:style-name="Tabelle2">
        <table:table-column table:style-name="Tabelle2.A"/>
        <table:table-row>
          <table:table-cell table:style-name="Tabelle2.A1" office:value-type="string">
            <text:p text:style-name="P4">Transition vs. Überblendung</text:p>
          </table:table-cell>
        </table:table-row>
        <table:table-row>
          <table:table-cell table:style-name="Tabelle2.A2" office:value-type="string">
            <text:p text:style-name="P4">Transitionsdauer</text:p>
          </table:table-cell>
        </table:table-row>
        <table:table-row>
          <table:table-cell table:style-name="Tabelle2.A2" office:value-type="string">
            <text:p text:style-name="P4">mit / ohne Hüllen</text:p>
          </table:table-cell>
        </table:table-row>
        <table:table-row>
          <table:table-cell table:style-name="Tabelle2.A4" office:value-type="string">
            <text:p text:style-name="P4">Honeycomb vs. Scatterplot</text:p>
          </table:table-cell>
        </table:table-row>
      </table:table>
      <text:p text:style-name="P3"/>
      <text:p text:style-name="P1"><text:span text:style-name="T1">Änderungswahrnehmung:</text:span> Ich möchte überprüfen, wie genau Teilnehmer neu hinzu kommende oder verschwindende Knoten bemerken. Dazu möchte ich die Anzahl (3-8) variieren. Auch hier kann man Transition vs. Überdeckung prüfen.</text:p>
      <table:table table:name="Tabelle3" table:style-name="Tabelle3">
        <table:table-column table:style-name="Tabelle3.A"/>
        <table:table-column table:style-name="Tabelle3.B"/>
        <table:table-column table:style-name="Tabelle3.C"/>
        <table:table-row>
          <table:table-cell table:style-name="Tabelle3.A1" office:value-type="string">
            <text:p text:style-name="P4"/>
          </table:table-cell>
          <table:table-cell table:style-name="Tabelle3.B1" office:value-type="string">
            <text:p text:style-name="P4">Transition vs. Überblendung vs. Umschaltung (500, 1000, 1500)</text:p>
          </table:table-cell>
          <table:table-cell table:style-name="Tabelle3.B1" office:value-type="string">
            <text:p text:style-name="P4">Anzahl (4,6,8)</text:p>
          </table:table-cell>
        </table:table-row>
        <table:table-row>
          <table:table-cell table:style-name="Tabelle3.A2" office:value-type="string">
            <text:p text:style-name="P4">neue Knoten</text:p>
          </table:table-cell>
          <table:table-cell table:style-name="Tabelle3.B2" office:value-type="string">
            <text:p text:style-name="P4"/>
          </table:table-cell>
          <table:table-cell table:style-name="Tabelle3.B2" office:value-type="string">
            <text:p text:style-name="P4"/>
          </table:table-cell>
        </table:table-row>
        <table:table-row>
          <table:table-cell table:style-name="Tabelle3.A3" office:value-type="string">
            <text:p text:style-name="P4">del. Knoten</text:p>
          </table:table-cell>
          <table:table-cell table:style-name="Tabelle3.B3" office:value-type="string">
            <text:p text:style-name="P4"/>
          </table:table-cell>
          <table:table-cell table:style-name="Tabelle3.B3" office:value-type="string">
            <text:p text:style-name="P4"/>
          </table:table-cell>
        </table:table-row>
      </table:table>
      <text:p text:style-name="P1"/>
      <text:p text:style-name="P1"><text:span text:style-name="T1">Bewegung:</text:span> Teilnehmer sollen ein sich bewegendes Objekt (Objektverfolgung, konstanter Komplexität) verfolgen und die Anzahl der Hüllen angeben. Dabei soll die Transitionsdauer variieren. Überblendung kann man weg lassen, da Teilnehmer keine chance haben. Beides könnte man mit und ohne Hüllen testen.</text:p>
      <table:table table:name="Tabelle4" table:style-name="Tabelle4">
        <table:table-column table:style-name="Tabelle4.A"/>
        <table:table-column table:style-name="Tabelle4.B"/>
        <table:table-column table:style-name="Tabelle4.C"/>
        <table:table-row>
          <table:table-cell table:style-name="Tabelle4.A1" office:value-type="string">
            <text:p text:style-name="P4"/>
          </table:table-cell>
          <table:table-cell table:style-name="Tabelle4.B1" office:value-type="string">
            <text:p text:style-name="P4">Hülle (mit / ohne)</text:p>
          </table:table-cell>
          <table:table-cell table:style-name="Tabelle4.B1" office:value-type="string">
            <text:p text:style-name="P4">Transition (500, 1000, 1500)</text:p>
          </table:table-cell>
        </table:table-row>
        <table:table-row>
          <table:table-cell table:style-name="Tabelle4.A2" office:value-type="string">
            <text:p text:style-name="P4">Objektverfolgung</text:p>
          </table:table-cell>
          <table:table-cell table:style-name="Tabelle4.B2" office:value-type="string">
            <text:p text:style-name="P4"/>
          </table:table-cell>
          <table:table-cell table:style-name="Tabelle4.B2" office:value-type="string">
            <text:p text:style-name="P4"/>
          </table:table-cell>
        </table:table-row>
        <table:table-row>
          <table:table-cell table:style-name="Tabelle4.A3" office:value-type="string">
            <text:p text:style-name="P4"># Hüllen</text:p>
          </table:table-cell>
          <table:table-cell table:style-name="Tabelle4.B3" office:value-type="string">
            <text:p text:style-name="P4"/>
          </table:table-cell>
          <table:table-cell table:style-name="Tabelle4.B3" office:value-type="string">
            <text:p text:style-name="P4"/>
          </table:table-cell>
        </table:table-row>
      </table:table>
      <text:p text:style-name="P1"/>
      <text:p text:style-name="P1">Das würde bedeuten, dass jeder Teilnehmer 18 Aufgaben durchläuft und es wären mind. 18 Teilnehmer notwendi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01:12:31.683076664</meta:creation-date>
    <dc:date>2019-06-05T18:10:42.369603884</dc:date>
    <meta:editing-duration>PT5M31S</meta:editing-duration>
    <meta:editing-cycles>2</meta:editing-cycles>
    <meta:generator>LibreOffice/6.0.7.3$Linux_X86_64 LibreOffice_project/00m0$Build-3</meta:generator>
    <meta:document-statistic meta:table-count="4" meta:image-count="0" meta:object-count="0" meta:page-count="1" meta:paragraph-count="30" meta:word-count="277" meta:character-count="1915" meta:non-whitespace-character-count="1667"/>
  </office:meta>
</office:document-meta>
</file>